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office:automatic-styles>
  <office:body>
    <office:text>
      <text:p text:style-name="Normal"><text:span text:style-name="T1">Publishers and their problems</text:span></text:p>
      <text:p text:style-name="Normal"/>
      <text:p text:style-name="Normal">I deal with publishers everyday that are suffering the pain caused by file attachments. MS Word, being the primary transport of manuscripts between author and publisher, publisher and reviewer, is a post-digital paper artifact. It has been designed to leverage your laptop as a typewriter, to map one-to-one into material paper form, to be e(mailed) from one place to another, to preserve temporal proprietaryship where there is only one source of truth at any one moment and it exists in a Folder, on someones Desktop.</text:p>
      <text:p text:style-name="Normal">The pain caused by this just-like-paper digital format is that it comes with all the issues that the paper world suffered from. Who has the paper? Where is it? Is it the latest copy? How do I copy the changes from here to there? Who changed what and when? Does anyone know if it has even been looked at? And finally... how can I get the document onto the web?</text:p>
      <text:p text:style-name="Normal">So, publishers spend a lot of time chasing people to find out where a document is and at what stage. They then wrangle disparate copies into a single version, hoping they have all the latest changes from everyone, and then they send it off to an external vendor to put it online. Since MS Word has obviously tried so very hard to maintain the paper paradigm, why don’t we reward them and acknowledge they have succeeded.... MS Word is exactly like paper. Congratulations.</text:p>
      <text:p text:style-name="Normal">So... when publishers come to me and the good folks at Coko they come with hope we can help them fix their problems. They are all under pressure to optimise, they want to get information out to the world quicker, they want to reduce costs. My role is to tease out the core problem and the core problem is always MS Word. </text:p>
      <text:p text:style-name="Normal">You may think this is over stating the problem. MS Word is just a format, how can it be the root of publishing workflow problems? Well, it is like that old old story about the stone in the shoe... what problems can a small stone in a shoe cause? Afterall, its just a small stone, a nuisance. However, if you don’t remove the stone what happens? You learn to put up with it. You learn to walk differently. You learn to acomodate the pain, but sooner or later your entire system is altered inorder to compensate. The way you walk, how you balance yourself, how much you favour one leg over the other etc etc ... all because of this small root problem.</text:p>
      <text:p text:style-name="Normal">That is exactly analogous to publishing and MS Word. Authors put a stone in the shoe of the publisher - MS Word - and the publisher alters their whole system to accommodate it. Except in this case the researcher and the publisher blame each other, both say the other prevents them from removing the stone... but thats another story...</text:p>
      <text:p text:style-name="Normal">So publishers end up sending and chasing elusive digital paper artifacts around the world. Who has it? Which version is it? Where is it? When do I get it back? Have they even read it? etc. And there are the current ‘Manuscript Submission Systems’ designed to help, that are not workflow systems by any stretch of the imagination. They are data stores. What do they store? They store the answers, if you can get them, to questions like Who has it? Which version is it? Where is it? When do I get it back? Have they even read it? </text:p>
      <text:p text:style-name="Normal">It is a dire situation. Fortunately publishers have found a way to solve this problem. They employ more staff. They employ more staff to send, track, and chase .. and, of course, record their actions in the datastore. Or, as is often the case, in a wiki somewhere because the datastore is owned by someone else, getting them to change it happens to be slow and expensive, and consequently they can’t store all of the information they need to track...but that is also another story...</text:p>
      <text:p text:style-name="Normal">All this because, one might allegorically argue, someone once said that the “<text:span text:style-name="T1">Internet is not the information highway I imagine</text:span>”[1]...or, perhaps even more to the point - “<text:span text:style-name="T1">allowing Office documents to be rendered very well by other peoples browsers is one of the most destructive things we could do to the company. We have to stop putting any effort into this and make sure that Office documents very well depends on PROPRIETARY IE capabilities</text:span>”[2]...which might creep a little outside of the scope of allegory.</text:p>
      <text:p text:style-name="Normal">There you have it. Publishing is pretty much trapped by other peoples business models - vendors of Manuscript tracking systems, and Microsoft. They exist as a kind of ugly lichen - symbiotic parasites that co-exist by (the lack of) virtue of each other. Lets not also forget XML vendors, they are not so much a parasite as a necessary evil in this current system...but I’ll get to them...</text:p>
      <text:p text:style-name="Normal">Publishers are not the only ones paying the price of these stones. Researchers and research institutions are literally paying the price as the costs are passed on to them by publishers. And finally, although it may sound grandiose, humanity is paying the price. If you believe that getting research out to the world is good for humanity, then I would imagine you would like to see that good expedited. That can most effectively be done if we remove MS Word from our publishing workflows.</text:p>
      <text:p text:style-name="Normal">How do we do that? Well, find the stone and cast it away as soon as possible is the answer. If researchers believe Publishers require them to submit MS Word, and Publishers believe they can’t change author behaviour to use something other than MS Word then lets help them both. Lets take MS Word from the author and convert it to a format that resolves all of the above problems, so at least the workflow problems from submission on can be (radically) mitigated.</text:p>
      <text:p text:style-name="Normal">What is that format? Well... before I get to that I want to get to one answer I often hear. Its the wrong answer but I hear it a lot. </text:p>
      <text:p text:style-name="Normal"/>
      <text:p text:style-name="Normal"><text:span text:style-name="T1">XML Daze</text:span></text:p>
      <text:p text:style-name="Normal">So, imagine you are a transportation company. You transport goods from A to B. Its not a sexy job but it pays the bills. Then one day you have an idea. Packing shipping crates is a really time consuming job. It costs your customers a lot of money and it is a logistical nightmare for you. And yet, you need to do it over and over again. Its always the same, no one seems to know how to make it better. It’s grunt work.</text:p>
      <text:p text:style-name="Normal">Your idea is unique. You call up one of your friendly manufacturers and you say...hey, what about making your product <text:span text:style-name="T2">in</text:span> the container instead of back in the factory. That way you don’t have to pack it into the container after production as it is already there! Magic! It reduces the time to pack the container and, as it happens, a lot of your logistical transport problems just go away. Even better if you could convince the supermarkets to forgo shelving and just have a parking lot full of containers for the shoppers to browse. But thats perhaps too visionary. One step at a time.</text:p>
      <text:p text:style-name="Normal">Well... from a distance we can see a problem with this. Shipping containers do not make good factories. The process just cannot be contained within something that is designed purely for the transport of finished products. </text:p>
      <text:p text:style-name="Normal">This is the problem with ‘XML thinking’. You should not push the requirements of the end-of-the-line transport back down into the process for production. It is a fundamental rule but XML advocates seem bent on breaking it. Their version goes like this....We need XML for transport. Unfortunately, making XML from unstructured documents is a pain. It is a logistical nightmare. So why not push the problem back down the line. Make it the publishers problem (that has already happened) and then, in turn, some publishers (feeling the pain of the process) think perhaps its a good idea to push the pain down the line even further - to the authors. Why don’t we get the authors to author in XML? Or at least to make changes in an XML document, rather than in an unstructured document.</text:p>
      <text:p text:style-name="Normal">This thinking doesn’t work. </text:p>
      <text:p text:style-name="Normal">First, Authors will not write in XML. Show me where this has caught on outside the realm of specialised technical writers. Even coders, structure fanatics in their own domain, don’t like this idea and tend to head in <text:span text:style-name="T2">exactly</text:span> the opposite direction towards even less structured documents (even though they call it ‘strucured text’ this is something of a misnomer)for prose ie. markdown.</text:p>
      <text:p text:style-name="Normal">Second, Authors, when they recieve reviews from a publisher, often completely rewrite their manuscript. ‘XML thinking’ would require them to do this in XML. That is, they should feel free to scrub whatever parts of their document they don’t like, add new bits, re-order etc...as they paint a new, emergent, picture of their research...they are free to do all this as long as it does not destroy the structural integrity of the XML document. Madness. </text:p>
      <text:p text:style-name="Normal">Documents in a state of flux need to be unstructured. They need to follow the ebb and flow of the researchers mind as the new narrative emerges. It is a messy process of cut and paste, cutting, rewriting, re-ordering...trying to preserve structure throughout this process violates the evolutionary nature of emergent processes, and places an unnecessary burden on the creator. Leave the author alone to reshape at will. </text:p>
      <text:p text:style-name="Normal">Structured markup should not become their problem because publishers feel the pain. Publishers need to find a better way.</text:p>
      <text:p text:style-name="Normal"/>
      <text:p text:style-name="Normal"><text:span text:style-name="T1">XSweet</text:span></text:p>
      <text:p text:style-name="Normal">Back to the original <text:s text:c="1"/>quesiton - how do we solve the problems created by MS Word? I believe first, we have to bring everyone into the web. Recently Tim O’Reilly joined our advisory board and asked what the killer app is for publishing in 2018? In other words, what is the ‘next big thing’ that will disrupt how scholarly publishing works. I had to say, sadly, that it was the web. Actually I am not sure I am right. I don’t think it will be 2018. It might be more like 2030. However, for the early adopters... you should embrace the web in all parts of your workflow, not just for distribution of finished content.</text:p>
      <text:p text:style-name="Normal">Why? Well, for one... we need to get out of the desktop - paper paradigm and leverage the web for all that it has to offer. Notably, the efficiencies the web can bring for collaboration - which is actually what publishing is. It is a collaboration between authors, publishing staff, and reviewers to improve a document. This is the main value publishing, as a process, does vs just pushing publish and sending the content to your blog. It is what publishers do, even if they don’t use that lexicon.</text:p>
      <text:p text:style-name="Normal">The web is the revolution for collaboration on documents. There is no other game in town. The old game in town is, generously, a (very slightly) re-imagined 1970s cubicle office, the re-imaginging is so slight we can even use the same language.</text:p>
      <text:p text:style-name="Normal">So, lets talk about how the web can improve the way publishers, authors, and reviewers work together. Well, the big improvement is that you can collaborate on the same document. It doesn’t mean that you are forced to work together on the same document <text:span text:style-name="T2">at the same time</text:span>, or that <text:span text:style-name="T2">anyone can edit at anytime</text:span>, but that there is one document that you can all access, edit and change at the regulated, right, moments. This means everyone knows what is going on and when and you can access the current version <text:span text:style-name="T2">immediately</text:span>. You know if someone has accessed a document and when. You know if the reviewer has checked in, if they have accepted the invite <text:span text:style-name="T2">as soon as they accept</text:span>, you know if an author has made a change, what they have changed, and when. The document and all that happens to it, in other words, completely transparent to you, the publisher. So this radically reduces the amount of track and chasing time required. You will <text:span text:style-name="T2">at anytime </text:span>know exactly who did what and when. </text:p>
      <text:p text:style-name="Normal">To do this you need to bring your workflow into the web and to do that you need to bring your documents into the web. They must be first citizens of the web. Web native. They need to be HTML, the native format of the web. The native format for document collaboration of our time, the native format for the biggest network to ever exist - the web.</text:p>
      <text:p text:style-name="Normal">This is why we created XSweet. XSweet translates content from docx to HTML. It is not the entire solution. It is merely a mechanism to translate from one format to the other. But it is the mechanism that casts away the stone. It is the tool that enables us to build efficient, healthy, workflows and get out of the painful, broken, paper-based workflows we use today. XSweet does one simple job - gets you out of paper and into the web. From docx to HTML.</text:p>
      <text:p text:style-name="Normal">The rest of the system is a bigger story. HTML based workflows are where we need to be. XSweet is a conduit. That is all we need to understand for now.</text:p>
      <text:p text:style-name="Normal"/>
      <text:p text:style-name="Normal"><text:span text:style-name="T1">The Path to Structured Content</text:span></text:p>
      <text:p text:style-name="Normal">I argue that your factory needs HTML at its core. This is because HTML is the language of the web. The web is built with ‘collaboration inside’ and it is the web that is going to bring you document and (consequently) process transparency, and the optimised workflows, and reduced costs you are after. </text:p>
      <text:p text:style-name="Normal">So, how about that structured content? How do we get from this (by design) unstructured format docx to another unstructured format (HTML) to a structured format (XML). Well, interestingly... this path is not so difficult. If researchers are bent on using MS Word, let them do it... at the point of submission convert to HTML using XSweet. Then employ tools to add structure over time that will, at the push of a button and at the right moment, map the content and metadata into a structured XML file, as well as PDF and whatever else you require.</text:p>
      <text:p text:style-name="Normal">Lets consider the first step. XSweet in its raw state converts faithfully from docx to HTML. This puts you in about the same position as having a messy docx file. They are both equivalently unstructured. So, (literally) no loss there. Additionally, at the time of conversion we can move from docx to HTML and make some ‘educated’ guesses as to what the author’s intent is. For example, if there is one single line text with ‘font size 24, bold’ and then 16 of ‘font size 20, bold’ and 6 of ‘font size 14, bold’ and then a bunch of sentences groups with font size 12 – then we can map these to heading 1,2,3 respectively, and the last being standard paragraphs. It is not perfect -it will not catch all structure, and the process will make incorrect inferences. However, it will get us part of the way there. So we can already start improving on the structure of the MS Word file automagically.</text:p>
      <text:p text:style-name="Normal">Arguably, we are in a better position with an initial rules-based clean up of the file structure as it passes from docx to HTML. The good thing is that we can improve these rules over time. In time, the automated conversion will produce better results.</text:p>
      <text:p text:style-name="Normal">After a conversion of this kind, we have a partially structured file. But with the HTML Typescript approach we see partially structured documents as a strength, not a weakness. We know it is not possible to get to perfectly formed documents in one go, so rather than consider this a fail we accept we must get there progressively. It is the use of HTML as a document format that can be progressively improved to get to the structure you desire over time using both machine and manual processes that makes HTML so powerful in this situation.</text:p>
      <text:p text:style-name="Normal">HTML is the perfect format for this. HTML’s lack of formal structure, along with its ability to define any kind of structure you want, enables us to progressively add any kind of structure we need to a document. One part of this process is the automated clean up at conversion time, and the next part of the process is where it starts getting interesting… this is the manual application of structure.</text:p>
      <text:p text:style-name="Normal">This is where the apparent weakness of HTML becomes a strength – we can manually add structure over time using tools that ‘clickers’ (a term coined by my friend Nokome Bentley) will find familiar - web based word processors. From there publishing is literally, a push of a button - we can preserve the internal HTML for delivery to the web, we can even easily wrap it in a HTML container like EPUB, convert it to PDF using the browser as a typesetting engine (see Pagedmedia.org), and we can very easily convert this to a first pass XML document, ready for QA - where the ‘coders’ (vs clickers) can use the tools of their own choice.</text:p>
      <text:p text:style-name="Normal"/>
      <text:p text:style-name="Normal"><text:span text:style-name="T1">A quick word about books</text:span></text:p>
      <text:p text:style-name="Normal">Although much of this article is focused on journal manuscripts, the same probelms exist in the book world. In the book world MS Word files are shuttled about in zip files and directories, or (in some cases) shared folders. They suffer the same problems caused by MS Word as the Journal world. There are some nuances that are worth noting. FIrst, book publishers have a page-proof stage (some Journals do also) where the author can check the content before it is rendered into PDF. So the content must first go into a InDesign (usually) workflow which means that there must be a managed shuttling back-and-forth of PDF for the author to comment on, leaving changes to be made downstream at the designers desktop. This also can be solved with HTML and typesetting in the browser so the author can see what a page proof looks like, in a single-source HTML environment, generated on the fly at a push of a button. Second book publishing staff often clean up Word Files before the InDesign stage by using the MS Word software and custom macros to clean up the text. This means that if MS Word is upgraded they have to hire a macro programmer to update the their custom code. It also means that only some computers (with the right version of MS Word and working macros) can be used for this job. This is also solved with an HTML environment where everyone has the same tools available through the browser. </text:p>
      <text:p text:style-name="Normal">Finally, EPUB is becoming more important for academic publishers, especially for open access titles. Currently many academic publishers send PDF from an InDesign workflow to an external vendor to scrape the content and paste it into HTML files (the native internal format for EPUB). No joke. If book publishers could throw away docx and embrace the web, then the production of EPUB is also a push of the button (as it is with tools like Editoria, PressBooks, Booktype). </text:p>
      <text:p text:style-name="Normal">Book publisher too, have a lot of pain caused by docx and MS Word and need to find a better way. XSweet conversion of docx to HTML is the gateway to a better workflow for them also.</text:p>
      <text:p text:style-name="Normal"/>
      <text:p text:style-name="Normal"><text:span text:style-name="T1">Is this the future or is this now?</text:span></text:p>
      <text:p text:style-name="Normal">HTML as format can support all your needs as a publisher. The right tools are available now - sophisticated frameworks are available for editing in the browser (see for example ProseMIrror which is used by the New York Times and others). Typesetting HTML to print-ready PDF has been around for a long time (all of Hachettes trade paper books are typeset this way, many of which have won design awards). Conversion from clean HTML to XML can be managed pretty nicely and more cost effectively and quicker than docx to XML conversion. </text:p>
      <text:p text:style-name="Normal">What we need is to first discard MS Word as early as possible in our workflows. XSweet then, while being a humble tool, is a gateway to better publishing workflows. Free your docs, and your workflow will follow...</text:p>
      <text:p text:style-name="Normal"/>
      <text:p text:style-name="Normal">[1] https://www.independent.co.uk/news/people/the-worst-things-bill-gates-ever-said-a6990046.html</text:p>
      <text:p text:style-name="Normal">[2] http://antitrust.slated.org/www.iowaconsumercase.org/011607/2000/PX02991.pdf</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